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/>
    </style:style>
  </office:automatic-styles>
  <office:body>
    <office:spreadsheet>
      <table:calculation-settings table:automatic-find-labels="false" table:use-regular-expressions="false" table:use-wildcards="true"/>
      <table:table table:name="Out_48" table:style-name="ta1">
        <table:table-column table:style-name="co1" table:number-columns-repeated="3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lassic_min_misc_rate_test_mean</text:p>
          </table:table-cell>
          <table:table-cell office:value-type="string" calcext:value-type="string">
            <text:p>classic_n_ensemble</text:p>
          </table:table-cell>
          <table:table-cell office:value-type="string" calcext:value-type="string">
            <text:p>classic_median</text:p>
          </table:table-cell>
          <table:table-cell office:value-type="string" calcext:value-type="string">
            <text:p>classic_std</text:p>
          </table:table-cell>
          <table:table-cell table:style-name="Default" office:value-type="string" calcext:value-type="string">
            <text:p>init_easy_min_misc_rate_test_mean</text:p>
          </table:table-cell>
          <table:table-cell office:value-type="string" calcext:value-type="string">
            <text:p>init_easy_n_ensemble</text:p>
          </table:table-cell>
          <table:table-cell office:value-type="string" calcext:value-type="string">
            <text:p>init_easy_median</text:p>
          </table:table-cell>
          <table:table-cell office:value-type="string" calcext:value-type="string">
            <text:p>init_easy_std</text:p>
          </table:table-cell>
          <table:table-cell office:value-type="string" calcext:value-type="string">
            <text:p>init_hard_min_misc_rate_test_mean</text:p>
          </table:table-cell>
          <table:table-cell office:value-type="string" calcext:value-type="string">
            <text:p>init_hard_n_ensemble</text:p>
          </table:table-cell>
          <table:table-cell office:value-type="string" calcext:value-type="string">
            <text:p>init_hard_median</text:p>
          </table:table-cell>
          <table:table-cell office:value-type="string" calcext:value-type="string">
            <text:p>init_hard_st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el-plates-faul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0.058419" calcext:value-type="float">
            <text:p>0.05841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0.073378" calcext:value-type="float">
            <text:p>0.073378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064456" calcext:value-type="float">
            <text:p>0.0644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123" calcext:value-type="float">
            <text:p>123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0.016929" calcext:value-type="float">
            <text:p>0.016929</text:p>
          </table:table-cell>
          <table:table-cell table:style-name="Default" office:value-type="float" office:value="0.001455" calcext:value-type="float">
            <text:p>0.001455</text:p>
          </table:table-cell>
          <table:table-cell office:value-type="float" office:value="236" calcext:value-type="float">
            <text:p>236</text:p>
          </table:table-cell>
          <table:table-cell office:value-type="float" office:value="0.003639" calcext:value-type="float">
            <text:p>0.003639</text:p>
          </table:table-cell>
          <table:table-cell office:value-type="float" office:value="0.020325" calcext:value-type="float">
            <text:p>0.020325</text:p>
          </table:table-cell>
          <table:table-cell table:style-name="ce1" office:value-type="float" office:value="0.001455" calcext:value-type="float">
            <text:p>0.001455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0.019159" calcext:value-type="float">
            <text:p>0.0191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dyfat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018936" calcext:value-type="float">
            <text:p>0.018936</text:p>
          </table:table-cell>
          <table:table-cell office:value-type="float" office:value="295" calcext:value-type="float">
            <text:p>295</text:p>
          </table:table-cell>
          <table:table-cell office:value-type="float" office:value="0.024839" calcext:value-type="float">
            <text:p>0.024839</text:p>
          </table:table-cell>
          <table:table-cell office:value-type="float" office:value="0.02316" calcext:value-type="float">
            <text:p>0.02316</text:p>
          </table:table-cell>
          <table:table-cell office:value-type="float" office:value="0.017759" calcext:value-type="float">
            <text:p>0.017759</text:p>
          </table:table-cell>
          <table:table-cell office:value-type="float" office:value="215" calcext:value-type="float">
            <text:p>215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27953" calcext:value-type="float">
            <text:p>0.027953</text:p>
          </table:table-cell>
          <table:table-cell table:style-name="ce1" office:value-type="float" office:value="0.018894" calcext:value-type="float">
            <text:p>0.018894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0.027241" calcext:value-type="float">
            <text:p>0.027241</text:p>
          </table:table-cell>
          <table:table-cell office:value-type="float" office:value="0.027223" calcext:value-type="float">
            <text:p>0.0272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28102" calcext:value-type="float">
            <text:p>0.028102</text:p>
          </table:table-cell>
          <table:table-cell office:value-type="float" office:value="280" calcext:value-type="float">
            <text:p>280</text:p>
          </table:table-cell>
          <table:table-cell office:value-type="float" office:value="0.035182" calcext:value-type="float">
            <text:p>0.035182</text:p>
          </table:table-cell>
          <table:table-cell office:value-type="float" office:value="0.007954" calcext:value-type="float">
            <text:p>0.007954</text:p>
          </table:table-cell>
          <table:table-cell office:value-type="float" office:value="0.021084" calcext:value-type="float">
            <text:p>0.021084</text:p>
          </table:table-cell>
          <table:table-cell table:style-name="ce1" office:value-type="float" office:value="99" calcext:value-type="float">
            <text:p>99</text:p>
          </table:table-cell>
          <table:table-cell office:value-type="float" office:value="0.031642" calcext:value-type="float">
            <text:p>0.031642</text:p>
          </table:table-cell>
          <table:table-cell office:value-type="float" office:value="0.008895" calcext:value-type="float">
            <text:p>0.008895</text:p>
          </table:table-cell>
          <table:table-cell office:value-type="float" office:value="0.022838" calcext:value-type="float">
            <text:p>0.022838</text:p>
          </table:table-cell>
          <table:table-cell office:value-type="float" office:value="89" calcext:value-type="float">
            <text:p>89</text:p>
          </table:table-cell>
          <table:table-cell office:value-type="float" office:value="0.033396" calcext:value-type="float">
            <text:p>0.033396</text:p>
          </table:table-cell>
          <table:table-cell office:value-type="float" office:value="0.008805" calcext:value-type="float">
            <text:p>0.0088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035756" calcext:value-type="float">
            <text:p>0.035756</text:p>
          </table:table-cell>
          <table:table-cell office:value-type="float" office:value="210" calcext:value-type="float">
            <text:p>210</text:p>
          </table:table-cell>
          <table:table-cell office:value-type="float" office:value="0.04147" calcext:value-type="float">
            <text:p>0.04147</text:p>
          </table:table-cell>
          <table:table-cell office:value-type="float" office:value="0.004947" calcext:value-type="float">
            <text:p>0.004947</text:p>
          </table:table-cell>
          <table:table-cell table:style-name="Default" office:value-type="float" office:value="0.035735" calcext:value-type="float">
            <text:p>0.035735</text:p>
          </table:table-cell>
          <table:table-cell office:value-type="float" office:value="74" calcext:value-type="float">
            <text:p>74</text:p>
          </table:table-cell>
          <table:table-cell office:value-type="float" office:value="0.041491" calcext:value-type="float">
            <text:p>0.041491</text:p>
          </table:table-cell>
          <table:table-cell office:value-type="float" office:value="0.005991" calcext:value-type="float">
            <text:p>0.005991</text:p>
          </table:table-cell>
          <table:table-cell table:style-name="ce1" office:value-type="float" office:value="0.031449" calcext:value-type="float">
            <text:p>0.031449</text:p>
          </table:table-cell>
          <table:table-cell table:style-name="ce1" office:value-type="float" office:value="106" calcext:value-type="float">
            <text:p>106</text:p>
          </table:table-cell>
          <table:table-cell office:value-type="float" office:value="0.038613" calcext:value-type="float">
            <text:p>0.038613</text:p>
          </table:table-cell>
          <table:table-cell office:value-type="float" office:value="0.006499" calcext:value-type="float">
            <text:p>0.0064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03973" calcext:value-type="float">
            <text:p>0.03973</text:p>
          </table:table-cell>
          <table:table-cell office:value-type="float" office:value="300" calcext:value-type="float">
            <text:p>300</text:p>
          </table:table-cell>
          <table:table-cell office:value-type="float" office:value="0.051892" calcext:value-type="float">
            <text:p>0.051892</text:p>
          </table:table-cell>
          <table:table-cell office:value-type="float" office:value="0.05467" calcext:value-type="float">
            <text:p>0.05467</text:p>
          </table:table-cell>
          <table:table-cell table:style-name="Default" office:value-type="float" office:value="0.039189" calcext:value-type="float">
            <text:p>0.039189</text:p>
          </table:table-cell>
          <table:table-cell office:value-type="float" office:value="297" calcext:value-type="float">
            <text:p>297</text:p>
          </table:table-cell>
          <table:table-cell office:value-type="float" office:value="0.07473" calcext:value-type="float">
            <text:p>0.07473</text:p>
          </table:table-cell>
          <table:table-cell office:value-type="float" office:value="0.078929" calcext:value-type="float">
            <text:p>0.078929</text:p>
          </table:table-cell>
          <table:table-cell table:style-name="ce1" office:value-type="float" office:value="0.035405" calcext:value-type="float">
            <text:p>0.035405</text:p>
          </table:table-cell>
          <table:table-cell office:value-type="float" office:value="298" calcext:value-type="float">
            <text:p>298</text:p>
          </table:table-cell>
          <table:table-cell office:value-type="float" office:value="0.065338" calcext:value-type="float">
            <text:p>0.065338</text:p>
          </table:table-cell>
          <table:table-cell office:value-type="float" office:value="0.091163" calcext:value-type="float">
            <text:p>0.091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058305" calcext:value-type="float">
            <text:p>0.058305</text:p>
          </table:table-cell>
          <table:table-cell office:value-type="float" office:value="238" calcext:value-type="float">
            <text:p>238</text:p>
          </table:table-cell>
          <table:table-cell office:value-type="float" office:value="0.062439" calcext:value-type="float">
            <text:p>0.062439</text:p>
          </table:table-cell>
          <table:table-cell office:value-type="float" office:value="0.016702" calcext:value-type="float">
            <text:p>0.016702</text:p>
          </table:table-cell>
          <table:table-cell table:style-name="Default" office:value-type="float" office:value="0.056345" calcext:value-type="float">
            <text:p>0.056345</text:p>
          </table:table-cell>
          <table:table-cell office:value-type="float" office:value="273" calcext:value-type="float">
            <text:p>273</text:p>
          </table:table-cell>
          <table:table-cell office:value-type="float" office:value="0.063089" calcext:value-type="float">
            <text:p>0.063089</text:p>
          </table:table-cell>
          <table:table-cell office:value-type="float" office:value="0.016905" calcext:value-type="float">
            <text:p>0.016905</text:p>
          </table:table-cell>
          <table:table-cell table:style-name="ce1" office:value-type="float" office:value="0.056347" calcext:value-type="float">
            <text:p>0.056347</text:p>
          </table:table-cell>
          <table:table-cell table:style-name="ce1" office:value-type="float" office:value="124" calcext:value-type="float">
            <text:p>124</text:p>
          </table:table-cell>
          <table:table-cell office:value-type="float" office:value="0.066349" calcext:value-type="float">
            <text:p>0.066349</text:p>
          </table:table-cell>
          <table:table-cell office:value-type="float" office:value="0.018422" calcext:value-type="float">
            <text:p>0.0184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059841" calcext:value-type="float">
            <text:p>0.059841</text:p>
          </table:table-cell>
          <table:table-cell office:value-type="float" office:value="59" calcext:value-type="float">
            <text:p>59</text:p>
          </table:table-cell>
          <table:table-cell office:value-type="float" office:value="0.074127" calcext:value-type="float">
            <text:p>0.074127</text:p>
          </table:table-cell>
          <table:table-cell office:value-type="float" office:value="0.012936" calcext:value-type="float">
            <text:p>0.012936</text:p>
          </table:table-cell>
          <table:table-cell office:value-type="float" office:value="0.056984" calcext:value-type="float">
            <text:p>0.05698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074206" calcext:value-type="float">
            <text:p>0.074206</text:p>
          </table:table-cell>
          <table:table-cell table:style-name="ce1" office:value-type="float" office:value="0.016682" calcext:value-type="float">
            <text:p>0.016682</text:p>
          </table:table-cell>
          <table:table-cell table:style-name="ce1" office:value-type="float" office:value="0.056984" calcext:value-type="float">
            <text:p>0.056984</text:p>
          </table:table-cell>
          <table:table-cell table:style-name="ce1" office:value-type="float" office:value="47" calcext:value-type="float">
            <text:p>47</text:p>
          </table:table-cell>
          <table:table-cell office:value-type="float" office:value="0.082619" calcext:value-type="float">
            <text:p>0.082619</text:p>
          </table:table-cell>
          <table:table-cell office:value-type="float" office:value="0.017507" calcext:value-type="float">
            <text:p>0.0175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lvine</text:p>
          </table:table-cell>
          <table:table-cell office:value-type="float" office:value="0.078259" calcext:value-type="float">
            <text:p>0.078259</text:p>
          </table:table-cell>
          <table:table-cell office:value-type="float" office:value="261" calcext:value-type="float">
            <text:p>261</text:p>
          </table:table-cell>
          <table:table-cell office:value-type="float" office:value="0.079822" calcext:value-type="float">
            <text:p>0.079822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75723" calcext:value-type="float">
            <text:p>0.075723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0.081383" calcext:value-type="float">
            <text:p>0.081383</text:p>
          </table:table-cell>
          <table:table-cell table:style-name="ce1" office:value-type="float" office:value="0.003239" calcext:value-type="float">
            <text:p>0.003239</text:p>
          </table:table-cell>
          <table:table-cell table:style-name="ce1" office:value-type="float" office:value="0.075918" calcext:value-type="float">
            <text:p>0.075918</text:p>
          </table:table-cell>
          <table:table-cell table:style-name="ce1" office:value-type="float" office:value="264" calcext:value-type="float">
            <text:p>264</text:p>
          </table:table-cell>
          <table:table-cell office:value-type="float" office:value="0.082359" calcext:value-type="float">
            <text:p>0.082359</text:p>
          </table:table-cell>
          <table:table-cell office:value-type="float" office:value="0.002661" calcext:value-type="float">
            <text:p>0.0026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091053" calcext:value-type="float">
            <text:p>0.091053</text:p>
          </table:table-cell>
          <table:table-cell office:value-type="float" office:value="113" calcext:value-type="float">
            <text:p>113</text:p>
          </table:table-cell>
          <table:table-cell office:value-type="float" office:value="0.106579" calcext:value-type="float">
            <text:p>0.106579</text:p>
          </table:table-cell>
          <table:table-cell office:value-type="float" office:value="0.01227" calcext:value-type="float">
            <text:p>0.01227</text:p>
          </table:table-cell>
          <table:table-cell table:style-name="Default" office:value-type="float" office:value="0.070789" calcext:value-type="float">
            <text:p>0.070789</text:p>
          </table:table-cell>
          <table:table-cell office:value-type="float" office:value="190" calcext:value-type="float">
            <text:p>190</text:p>
          </table:table-cell>
          <table:table-cell office:value-type="float" office:value="0.096842" calcext:value-type="float">
            <text:p>0.096842</text:p>
          </table:table-cell>
          <table:table-cell office:value-type="float" office:value="0.020413" calcext:value-type="float">
            <text:p>0.020413</text:p>
          </table:table-cell>
          <table:table-cell table:style-name="ce1" office:value-type="float" office:value="0.070789" calcext:value-type="float">
            <text:p>0.070789</text:p>
          </table:table-cell>
          <table:table-cell table:style-name="ce1" office:value-type="float" office:value="103" calcext:value-type="float">
            <text:p>103</text:p>
          </table:table-cell>
          <table:table-cell office:value-type="float" office:value="0.096842" calcext:value-type="float">
            <text:p>0.096842</text:p>
          </table:table-cell>
          <table:table-cell office:value-type="float" office:value="0.015925" calcext:value-type="float">
            <text:p>0.0159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sk1</text:p>
          </table:table-cell>
          <table:table-cell table:style-name="ce1" office:value-type="float" office:value="0.09242" calcext:value-type="float">
            <text:p>0.09242</text:p>
          </table:table-cell>
          <table:table-cell table:style-name="ce1" office:value-type="float" office:value="299" calcext:value-type="float">
            <text:p>299</text:p>
          </table:table-cell>
          <table:table-cell office:value-type="float" office:value="0.119836" calcext:value-type="float">
            <text:p>0.119836</text:p>
          </table:table-cell>
          <table:table-cell office:value-type="float" office:value="0.046636" calcext:value-type="float">
            <text:p>0.046636</text:p>
          </table:table-cell>
          <table:table-cell table:style-name="Default" office:value-type="float" office:value="0.098537" calcext:value-type="float">
            <text:p>0.098537</text:p>
          </table:table-cell>
          <table:table-cell office:value-type="float" office:value="289" calcext:value-type="float">
            <text:p>289</text:p>
          </table:table-cell>
          <table:table-cell office:value-type="float" office:value="0.153457" calcext:value-type="float">
            <text:p>0.153457</text:p>
          </table:table-cell>
          <table:table-cell office:value-type="float" office:value="0.041958" calcext:value-type="float">
            <text:p>0.041958</text:p>
          </table:table-cell>
          <table:table-cell office:value-type="float" office:value="0.092509" calcext:value-type="float">
            <text:p>0.092509</text:p>
          </table:table-cell>
          <table:table-cell office:value-type="float" office:value="300" calcext:value-type="float">
            <text:p>300</text:p>
          </table:table-cell>
          <table:table-cell office:value-type="float" office:value="0.142819" calcext:value-type="float">
            <text:p>0.142819</text:p>
          </table:table-cell>
          <table:table-cell office:value-type="float" office:value="0.050634" calcext:value-type="float">
            <text:p>0.0506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11087" calcext:value-type="float">
            <text:p>0.11087</text:p>
          </table:table-cell>
          <table:table-cell office:value-type="float" office:value="19" calcext:value-type="float">
            <text:p>19</text:p>
          </table:table-cell>
          <table:table-cell office:value-type="float" office:value="0.127717" calcext:value-type="float">
            <text:p>0.127717</text:p>
          </table:table-cell>
          <table:table-cell office:value-type="float" office:value="0.006864" calcext:value-type="float">
            <text:p>0.006864</text:p>
          </table:table-cell>
          <table:table-cell table:style-name="Default" office:value-type="float" office:value="0.102174" calcext:value-type="float">
            <text:p>0.102174</text:p>
          </table:table-cell>
          <table:table-cell office:value-type="float" office:value="50" calcext:value-type="float">
            <text:p>50</text:p>
          </table:table-cell>
          <table:table-cell office:value-type="float" office:value="0.131703" calcext:value-type="float">
            <text:p>0.131703</text:p>
          </table:table-cell>
          <table:table-cell office:value-type="float" office:value="0.009325" calcext:value-type="float">
            <text:p>0.009325</text:p>
          </table:table-cell>
          <table:table-cell table:style-name="ce1" office:value-type="float" office:value="0.098007" calcext:value-type="float">
            <text:p>0.09800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.136232" calcext:value-type="float">
            <text:p>0.136232</text:p>
          </table:table-cell>
          <table:table-cell office:value-type="float" office:value="0.008506" calcext:value-type="float">
            <text:p>0.0085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120476" calcext:value-type="float">
            <text:p>0.120476</text:p>
          </table:table-cell>
          <table:table-cell office:value-type="float" office:value="71" calcext:value-type="float">
            <text:p>71</text:p>
          </table:table-cell>
          <table:table-cell office:value-type="float" office:value="0.14881" calcext:value-type="float">
            <text:p>0.14881</text:p>
          </table:table-cell>
          <table:table-cell office:value-type="float" office:value="0.024659" calcext:value-type="float">
            <text:p>0.024659</text:p>
          </table:table-cell>
          <table:table-cell table:style-name="Default" office:value-type="float" office:value="0.110952" calcext:value-type="float">
            <text:p>0.110952</text:p>
          </table:table-cell>
          <table:table-cell office:value-type="float" office:value="207" calcext:value-type="float">
            <text:p>207</text:p>
          </table:table-cell>
          <table:table-cell office:value-type="float" office:value="0.154286" calcext:value-type="float">
            <text:p>0.154286</text:p>
          </table:table-cell>
          <table:table-cell office:value-type="float" office:value="0.029703" calcext:value-type="float">
            <text:p>0.029703</text:p>
          </table:table-cell>
          <table:table-cell table:style-name="ce1" office:value-type="float" office:value="0.100714" calcext:value-type="float">
            <text:p>0.100714</text:p>
          </table:table-cell>
          <table:table-cell office:value-type="float" office:value="183" calcext:value-type="float">
            <text:p>183</text:p>
          </table:table-cell>
          <table:table-cell office:value-type="float" office:value="0.139524" calcext:value-type="float">
            <text:p>0.139524</text:p>
          </table:table-cell>
          <table:table-cell office:value-type="float" office:value="0.033686" calcext:value-type="float">
            <text:p>0.0336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lass0</text:p>
          </table:table-cell>
          <table:table-cell table:style-name="ce1" office:value-type="float" office:value="0.144372" calcext:value-type="float">
            <text:p>0.144372</text:p>
          </table:table-cell>
          <table:table-cell office:value-type="float" office:value="81" calcext:value-type="float">
            <text:p>81</text:p>
          </table:table-cell>
          <table:table-cell office:value-type="float" office:value="0.167749" calcext:value-type="float">
            <text:p>0.167749</text:p>
          </table:table-cell>
          <table:table-cell office:value-type="float" office:value="0.020648" calcext:value-type="float">
            <text:p>0.020648</text:p>
          </table:table-cell>
          <table:table-cell table:style-name="Default" office:value-type="float" office:value="0.144589" calcext:value-type="float">
            <text:p>0.144589</text:p>
          </table:table-cell>
          <table:table-cell office:value-type="float" office:value="62" calcext:value-type="float">
            <text:p>62</text:p>
          </table:table-cell>
          <table:table-cell office:value-type="float" office:value="0.177489" calcext:value-type="float">
            <text:p>0.177489</text:p>
          </table:table-cell>
          <table:table-cell office:value-type="float" office:value="0.02125" calcext:value-type="float">
            <text:p>0.02125</text:p>
          </table:table-cell>
          <table:table-cell office:value-type="float" office:value="0.144805" calcext:value-type="float">
            <text:p>0.144805</text:p>
          </table:table-cell>
          <table:table-cell office:value-type="float" office:value="136" calcext:value-type="float">
            <text:p>136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022754" calcext:value-type="float">
            <text:p>0.0227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145161" calcext:value-type="float">
            <text:p>0.145161</text:p>
          </table:table-cell>
          <table:table-cell office:value-type="float" office:value="57" calcext:value-type="float">
            <text:p>57</text:p>
          </table:table-cell>
          <table:table-cell office:value-type="float" office:value="0.164516" calcext:value-type="float">
            <text:p>0.164516</text:p>
          </table:table-cell>
          <table:table-cell office:value-type="float" office:value="0.013953" calcext:value-type="float">
            <text:p>0.013953</text:p>
          </table:table-cell>
          <table:table-cell office:value-type="float" office:value="0.13871" calcext:value-type="float">
            <text:p>0.13871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0.174194" calcext:value-type="float">
            <text:p>0.174194</text:p>
          </table:table-cell>
          <table:table-cell office:value-type="float" office:value="0.01194" calcext:value-type="float">
            <text:p>0.01194</text:p>
          </table:table-cell>
          <table:table-cell office:value-type="float" office:value="0.141935" calcext:value-type="float">
            <text:p>0.141935</text:p>
          </table:table-cell>
          <table:table-cell office:value-type="float" office:value="65" calcext:value-type="float">
            <text:p>65</text:p>
          </table:table-cell>
          <table:table-cell office:value-type="float" office:value="0.164516" calcext:value-type="float">
            <text:p>0.164516</text:p>
          </table:table-cell>
          <table:table-cell office:value-type="float" office:value="0.015272" calcext:value-type="float">
            <text:p>0.015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.154638" calcext:value-type="float">
            <text:p>0.154638</text:p>
          </table:table-cell>
          <table:table-cell office:value-type="float" office:value="122" calcext:value-type="float">
            <text:p>122</text:p>
          </table:table-cell>
          <table:table-cell office:value-type="float" office:value="0.167874" calcext:value-type="float">
            <text:p>0.167874</text:p>
          </table:table-cell>
          <table:table-cell office:value-type="float" office:value="0.026203" calcext:value-type="float">
            <text:p>0.026203</text:p>
          </table:table-cell>
          <table:table-cell table:style-name="Default" office:value-type="float" office:value="0.154686" calcext:value-type="float">
            <text:p>0.154686</text:p>
          </table:table-cell>
          <table:table-cell office:value-type="float" office:value="276" calcext:value-type="float">
            <text:p>276</text:p>
          </table:table-cell>
          <table:table-cell office:value-type="float" office:value="0.190097" calcext:value-type="float">
            <text:p>0.190097</text:p>
          </table:table-cell>
          <table:table-cell office:value-type="float" office:value="0.035657" calcext:value-type="float">
            <text:p>0.035657</text:p>
          </table:table-cell>
          <table:table-cell table:style-name="ce1" office:value-type="float" office:value="0.141449" calcext:value-type="float">
            <text:p>0.141449</text:p>
          </table:table-cell>
          <table:table-cell table:style-name="ce1" office:value-type="float" office:value="99" calcext:value-type="float">
            <text:p>99</text:p>
          </table:table-cell>
          <table:table-cell office:value-type="float" office:value="0.192271" calcext:value-type="float">
            <text:p>0.192271</text:p>
          </table:table-cell>
          <table:table-cell office:value-type="float" office:value="0.040552" calcext:value-type="float">
            <text:p>0.0405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159036" calcext:value-type="float">
            <text:p>0.159036</text:p>
          </table:table-cell>
          <table:table-cell office:value-type="float" office:value="103" calcext:value-type="float">
            <text:p>103</text:p>
          </table:table-cell>
          <table:table-cell office:value-type="float" office:value="0.163855" calcext:value-type="float">
            <text:p>0.163855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151807" calcext:value-type="float">
            <text:p>0.151807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0.171084" calcext:value-type="float">
            <text:p>0.171084</text:p>
          </table:table-cell>
          <table:table-cell office:value-type="float" office:value="0.008157" calcext:value-type="float">
            <text:p>0.008157</text:p>
          </table:table-cell>
          <table:table-cell office:value-type="float" office:value="0.154217" calcext:value-type="float">
            <text:p>0.154217</text:p>
          </table:table-cell>
          <table:table-cell office:value-type="float" office:value="162" calcext:value-type="float">
            <text:p>162</text:p>
          </table:table-cell>
          <table:table-cell office:value-type="float" office:value="0.16506" calcext:value-type="float">
            <text:p>0.16506</text:p>
          </table:table-cell>
          <table:table-cell office:value-type="float" office:value="0.010543" calcext:value-type="float">
            <text:p>0.0105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176" calcext:value-type="float">
            <text:p>0.176</text:p>
          </table:table-cell>
          <table:table-cell office:value-type="float" office:value="9" calcext:value-type="float">
            <text:p>9</text:p>
          </table:table-cell>
          <table:table-cell office:value-type="float" office:value="0.228" calcext:value-type="float">
            <text:p>0.228</text:p>
          </table:table-cell>
          <table:table-cell office:value-type="float" office:value="0.016945" calcext:value-type="float">
            <text:p>0.016945</text:p>
          </table:table-cell>
          <table:table-cell table:style-name="Default" office:value-type="float" office:value="0.176" calcext:value-type="float">
            <text:p>0.176</text:p>
          </table:table-cell>
          <table:table-cell office:value-type="float" office:value="81" calcext:value-type="float">
            <text:p>81</text:p>
          </table:table-cell>
          <table:table-cell office:value-type="float" office:value="0.224" calcext:value-type="float">
            <text:p>0.224</text:p>
          </table:table-cell>
          <table:table-cell office:value-type="float" office:value="0.017927" calcext:value-type="float">
            <text:p>0.017927</text:p>
          </table:table-cell>
          <table:table-cell office:value-type="float" office:value="0.164" calcext:value-type="float">
            <text:p>0.164</text:p>
          </table:table-cell>
          <table:table-cell office:value-type="float" office:value="82" calcext:value-type="float">
            <text:p>82</text:p>
          </table:table-cell>
          <table:table-cell office:value-type="float" office:value="0.22" calcext:value-type="float">
            <text:p>0.22</text:p>
          </table:table-cell>
          <table:table-cell office:value-type="float" office:value="0.018717" calcext:value-type="float">
            <text:p>0.0187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lass1</text:p>
          </table:table-cell>
          <table:table-cell office:value-type="float" office:value="0.177706" calcext:value-type="float">
            <text:p>0.177706</text:p>
          </table:table-cell>
          <table:table-cell office:value-type="float" office:value="152" calcext:value-type="float">
            <text:p>152</text:p>
          </table:table-cell>
          <table:table-cell office:value-type="float" office:value="0.201082" calcext:value-type="float">
            <text:p>0.201082</text:p>
          </table:table-cell>
          <table:table-cell office:value-type="float" office:value="0.016857" calcext:value-type="float">
            <text:p>0.016857</text:p>
          </table:table-cell>
          <table:table-cell table:style-name="Default" office:value-type="float" office:value="0.172294" calcext:value-type="float">
            <text:p>0.172294</text:p>
          </table:table-cell>
          <table:table-cell office:value-type="float" office:value="162" calcext:value-type="float">
            <text:p>162</text:p>
          </table:table-cell>
          <table:table-cell office:value-type="float" office:value="0.205628" calcext:value-type="float">
            <text:p>0.205628</text:p>
          </table:table-cell>
          <table:table-cell office:value-type="float" office:value="0.020249" calcext:value-type="float">
            <text:p>0.020249</text:p>
          </table:table-cell>
          <table:table-cell table:style-name="ce1" office:value-type="float" office:value="0.168615" calcext:value-type="float">
            <text:p>0.168615</text:p>
          </table:table-cell>
          <table:table-cell table:style-name="ce1" office:value-type="float" office:value="174" calcext:value-type="float">
            <text:p>174</text:p>
          </table:table-cell>
          <table:table-cell office:value-type="float" office:value="0.214935" calcext:value-type="float">
            <text:p>0.214935</text:p>
          </table:table-cell>
          <table:table-cell office:value-type="float" office:value="0.031576" calcext:value-type="float">
            <text:p>0.0315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187271" calcext:value-type="float">
            <text:p>0.187271</text:p>
          </table:table-cell>
          <table:table-cell office:value-type="float" office:value="267" calcext:value-type="float">
            <text:p>267</text:p>
          </table:table-cell>
          <table:table-cell office:value-type="float" office:value="0.196063" calcext:value-type="float">
            <text:p>0.196063</text:p>
          </table:table-cell>
          <table:table-cell office:value-type="float" office:value="0.00985" calcext:value-type="float">
            <text:p>0.00985</text:p>
          </table:table-cell>
          <table:table-cell table:style-name="Default" office:value-type="float" office:value="0.184492" calcext:value-type="float">
            <text:p>0.184492</text:p>
          </table:table-cell>
          <table:table-cell office:value-type="float" office:value="288" calcext:value-type="float">
            <text:p>288</text:p>
          </table:table-cell>
          <table:table-cell office:value-type="float" office:value="0.19745" calcext:value-type="float">
            <text:p>0.19745</text:p>
          </table:table-cell>
          <table:table-cell office:value-type="float" office:value="0.00969" calcext:value-type="float">
            <text:p>0.00969</text:p>
          </table:table-cell>
          <table:table-cell table:style-name="ce1" office:value-type="float" office:value="0.180423" calcext:value-type="float">
            <text:p>0.180423</text:p>
          </table:table-cell>
          <table:table-cell table:style-name="ce1" office:value-type="float" office:value="266" calcext:value-type="float">
            <text:p>266</text:p>
          </table:table-cell>
          <table:table-cell office:value-type="float" office:value="0.192634" calcext:value-type="float">
            <text:p>0.192634</text:p>
          </table:table-cell>
          <table:table-cell office:value-type="float" office:value="0.010436" calcext:value-type="float">
            <text:p>0.0104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0.190313" calcext:value-type="float">
            <text:p>0.190313</text:p>
          </table:table-cell>
          <table:table-cell office:value-type="float" office:value="223" calcext:value-type="float">
            <text:p>223</text:p>
          </table:table-cell>
          <table:table-cell office:value-type="float" office:value="0.205413" calcext:value-type="float">
            <text:p>0.205413</text:p>
          </table:table-cell>
          <table:table-cell office:value-type="float" office:value="0.007669" calcext:value-type="float">
            <text:p>0.007669</text:p>
          </table:table-cell>
          <table:table-cell office:value-type="float" office:value="0.168234" calcext:value-type="float">
            <text:p>0.16823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205698" calcext:value-type="float">
            <text:p>0.205698</text:p>
          </table:table-cell>
          <table:table-cell table:style-name="ce1" office:value-type="float" office:value="0.013293" calcext:value-type="float">
            <text:p>0.013293</text:p>
          </table:table-cell>
          <table:table-cell table:style-name="ce1" office:value-type="float" office:value="0.164387" calcext:value-type="float">
            <text:p>0.164387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0.209259" calcext:value-type="float">
            <text:p>0.209259</text:p>
          </table:table-cell>
          <table:table-cell office:value-type="float" office:value="0.013057" calcext:value-type="float">
            <text:p>0.0130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209313" calcext:value-type="float">
            <text:p>0.209313</text:p>
          </table:table-cell>
          <table:table-cell office:value-type="float" office:value="18" calcext:value-type="float">
            <text:p>18</text:p>
          </table:table-cell>
          <table:table-cell office:value-type="float" office:value="0.216201" calcext:value-type="float">
            <text:p>0.216201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200893" calcext:value-type="float">
            <text:p>0.200893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0.211615" calcext:value-type="float">
            <text:p>0.211615</text:p>
          </table:table-cell>
          <table:table-cell office:value-type="float" office:value="0.006281" calcext:value-type="float">
            <text:p>0.006281</text:p>
          </table:table-cell>
          <table:table-cell office:value-type="float" office:value="0.208538" calcext:value-type="float">
            <text:p>0.208538</text:p>
          </table:table-cell>
          <table:table-cell office:value-type="float" office:value="120" calcext:value-type="float">
            <text:p>120</text:p>
          </table:table-cell>
          <table:table-cell office:value-type="float" office:value="0.226136" calcext:value-type="float">
            <text:p>0.226136</text:p>
          </table:table-cell>
          <table:table-cell office:value-type="float" office:value="0.035566" calcext:value-type="float">
            <text:p>0.0355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225325" calcext:value-type="float">
            <text:p>0.225325</text:p>
          </table:table-cell>
          <table:table-cell office:value-type="float" office:value="223" calcext:value-type="float">
            <text:p>223</text:p>
          </table:table-cell>
          <table:table-cell office:value-type="float" office:value="0.236381" calcext:value-type="float">
            <text:p>0.236381</text:p>
          </table:table-cell>
          <table:table-cell office:value-type="float" office:value="0.008308" calcext:value-type="float">
            <text:p>0.008308</text:p>
          </table:table-cell>
          <table:table-cell office:value-type="float" office:value="0.221463" calcext:value-type="float">
            <text:p>0.221463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0.239627" calcext:value-type="float">
            <text:p>0.239627</text:p>
          </table:table-cell>
          <table:table-cell office:value-type="float" office:value="0.006945" calcext:value-type="float">
            <text:p>0.006945</text:p>
          </table:table-cell>
          <table:table-cell office:value-type="float" office:value="0.224026" calcext:value-type="float">
            <text:p>0.224026</text:p>
          </table:table-cell>
          <table:table-cell office:value-type="float" office:value="20" calcext:value-type="float">
            <text:p>20</text:p>
          </table:table-cell>
          <table:table-cell office:value-type="float" office:value="0.251162" calcext:value-type="float">
            <text:p>0.251162</text:p>
          </table:table-cell>
          <table:table-cell office:value-type="float" office:value="0.011137" calcext:value-type="float">
            <text:p>0.0111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227077" calcext:value-type="float">
            <text:p>0.227077</text:p>
          </table:table-cell>
          <table:table-cell office:value-type="float" office:value="282" calcext:value-type="float">
            <text:p>282</text:p>
          </table:table-cell>
          <table:table-cell office:value-type="float" office:value="0.237167" calcext:value-type="float">
            <text:p>0.237167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0.216987" calcext:value-type="float">
            <text:p>0.216987</text:p>
          </table:table-cell>
          <table:table-cell table:style-name="ce1" office:value-type="float" office:value="272" calcext:value-type="float">
            <text:p>272</text:p>
          </table:table-cell>
          <table:table-cell office:value-type="float" office:value="0.229761" calcext:value-type="float">
            <text:p>0.229761</text:p>
          </table:table-cell>
          <table:table-cell office:value-type="float" office:value="0.010907" calcext:value-type="float">
            <text:p>0.010907</text:p>
          </table:table-cell>
          <table:table-cell office:value-type="float" office:value="0.219681" calcext:value-type="float">
            <text:p>0.219681</text:p>
          </table:table-cell>
          <table:table-cell office:value-type="float" office:value="272" calcext:value-type="float">
            <text:p>272</text:p>
          </table:table-cell>
          <table:table-cell office:value-type="float" office:value="0.234487" calcext:value-type="float">
            <text:p>0.234487</text:p>
          </table:table-cell>
          <table:table-cell office:value-type="float" office:value="0.018597" calcext:value-type="float">
            <text:p>0.0185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232" calcext:value-type="float">
            <text:p>0.232</text:p>
          </table:table-cell>
          <table:table-cell office:value-type="float" office:value="72" calcext:value-type="float">
            <text:p>72</text:p>
          </table:table-cell>
          <table:table-cell office:value-type="float" office:value="0.246" calcext:value-type="float">
            <text:p>0.246</text:p>
          </table:table-cell>
          <table:table-cell office:value-type="float" office:value="0.010809" calcext:value-type="float">
            <text:p>0.010809</text:p>
          </table:table-cell>
          <table:table-cell office:value-type="float" office:value="0.226" calcext:value-type="float">
            <text:p>0.226</text:p>
          </table:table-cell>
          <table:table-cell office:value-type="float" office:value="195" calcext:value-type="float">
            <text:p>195</text:p>
          </table:table-cell>
          <table:table-cell office:value-type="float" office:value="0.243" calcext:value-type="float">
            <text:p>0.243</text:p>
          </table:table-cell>
          <table:table-cell office:value-type="float" office:value="0.010757" calcext:value-type="float">
            <text:p>0.010757</text:p>
          </table:table-cell>
          <table:table-cell office:value-type="float" office:value="0.244" calcext:value-type="float">
            <text:p>0.244</text:p>
          </table:table-cell>
          <table:table-cell office:value-type="float" office:value="146" calcext:value-type="float">
            <text:p>146</text:p>
          </table:table-cell>
          <table:table-cell office:value-type="float" office:value="0.267" calcext:value-type="float">
            <text:p>0.267</text:p>
          </table:table-cell>
          <table:table-cell office:value-type="float" office:value="0.021969" calcext:value-type="float">
            <text:p>0.0219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233083" calcext:value-type="float">
            <text:p>0.233083</text:p>
          </table:table-cell>
          <table:table-cell office:value-type="float" office:value="145" calcext:value-type="float">
            <text:p>145</text:p>
          </table:table-cell>
          <table:table-cell office:value-type="float" office:value="0.240909" calcext:value-type="float">
            <text:p>0.240909</text:p>
          </table:table-cell>
          <table:table-cell office:value-type="float" office:value="0.007122" calcext:value-type="float">
            <text:p>0.007122</text:p>
          </table:table-cell>
          <table:table-cell office:value-type="float" office:value="0.21485" calcext:value-type="float">
            <text:p>0.21485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0.238312" calcext:value-type="float">
            <text:p>0.238312</text:p>
          </table:table-cell>
          <table:table-cell office:value-type="float" office:value="0.009133" calcext:value-type="float">
            <text:p>0.009133</text:p>
          </table:table-cell>
          <table:table-cell office:value-type="float" office:value="0.225273" calcext:value-type="float">
            <text:p>0.225273</text:p>
          </table:table-cell>
          <table:table-cell office:value-type="float" office:value="63" calcext:value-type="float">
            <text:p>63</text:p>
          </table:table-cell>
          <table:table-cell office:value-type="float" office:value="0.24865" calcext:value-type="float">
            <text:p>0.24865</text:p>
          </table:table-cell>
          <table:table-cell office:value-type="float" office:value="0.013492" calcext:value-type="float">
            <text:p>0.0134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24916" calcext:value-type="float">
            <text:p>0.24916</text:p>
          </table:table-cell>
          <table:table-cell office:value-type="float" office:value="91" calcext:value-type="float">
            <text:p>91</text:p>
          </table:table-cell>
          <table:table-cell office:value-type="float" office:value="0.266765" calcext:value-type="float">
            <text:p>0.266765</text:p>
          </table:table-cell>
          <table:table-cell office:value-type="float" office:value="0.019883" calcext:value-type="float">
            <text:p>0.019883</text:p>
          </table:table-cell>
          <table:table-cell office:value-type="float" office:value="0.243529" calcext:value-type="float">
            <text:p>0.243529</text:p>
          </table:table-cell>
          <table:table-cell office:value-type="float" office:value="201" calcext:value-type="float">
            <text:p>201</text:p>
          </table:table-cell>
          <table:table-cell office:value-type="float" office:value="0.275462" calcext:value-type="float">
            <text:p>0.275462</text:p>
          </table:table-cell>
          <table:table-cell office:value-type="float" office:value="0.026367" calcext:value-type="float">
            <text:p>0.026367</text:p>
          </table:table-cell>
          <table:table-cell office:value-type="float" office:value="0.246218" calcext:value-type="float">
            <text:p>0.246218</text:p>
          </table:table-cell>
          <table:table-cell office:value-type="float" office:value="124" calcext:value-type="float">
            <text:p>124</text:p>
          </table:table-cell>
          <table:table-cell office:value-type="float" office:value="0.28458" calcext:value-type="float">
            <text:p>0.28458</text:p>
          </table:table-cell>
          <table:table-cell office:value-type="float" office:value="0.037509" calcext:value-type="float">
            <text:p>0.0375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253716" calcext:value-type="float">
            <text:p>0.253716</text:p>
          </table:table-cell>
          <table:table-cell office:value-type="float" office:value="46" calcext:value-type="float">
            <text:p>46</text:p>
          </table:table-cell>
          <table:table-cell office:value-type="float" office:value="0.262006" calcext:value-type="float">
            <text:p>0.262006</text:p>
          </table:table-cell>
          <table:table-cell office:value-type="float" office:value="0.005832" calcext:value-type="float">
            <text:p>0.005832</text:p>
          </table:table-cell>
          <table:table-cell office:value-type="float" office:value="0.243267" calcext:value-type="float">
            <text:p>0.243267</text:p>
          </table:table-cell>
          <table:table-cell office:value-type="float" office:value="81" calcext:value-type="float">
            <text:p>81</text:p>
          </table:table-cell>
          <table:table-cell office:value-type="float" office:value="0.257807" calcext:value-type="float">
            <text:p>0.257807</text:p>
          </table:table-cell>
          <table:table-cell office:value-type="float" office:value="0.008217" calcext:value-type="float">
            <text:p>0.008217</text:p>
          </table:table-cell>
          <table:table-cell office:value-type="float" office:value="0.247412" calcext:value-type="float">
            <text:p>0.247412</text:p>
          </table:table-cell>
          <table:table-cell office:value-type="float" office:value="109" calcext:value-type="float">
            <text:p>109</text:p>
          </table:table-cell>
          <table:table-cell office:value-type="float" office:value="0.270307" calcext:value-type="float">
            <text:p>0.270307</text:p>
          </table:table-cell>
          <table:table-cell office:value-type="float" office:value="0.049468" calcext:value-type="float">
            <text:p>0.0494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float" office:value="0.26" calcext:value-type="float">
            <text:p>0.26</text:p>
          </table:table-cell>
          <table:table-cell office:value-type="float" office:value="91" calcext:value-type="float">
            <text:p>91</text:p>
          </table:table-cell>
          <table:table-cell office:value-type="float" office:value="0.280476" calcext:value-type="float">
            <text:p>0.280476</text:p>
          </table:table-cell>
          <table:table-cell office:value-type="float" office:value="0.010578" calcext:value-type="float">
            <text:p>0.010578</text:p>
          </table:table-cell>
          <table:table-cell table:style-name="Default" office:value-type="float" office:value="0.239048" calcext:value-type="float">
            <text:p>0.239048</text:p>
          </table:table-cell>
          <table:table-cell office:value-type="float" office:value="8" calcext:value-type="float">
            <text:p>8</text:p>
          </table:table-cell>
          <table:table-cell office:value-type="float" office:value="0.280476" calcext:value-type="float">
            <text:p>0.280476</text:p>
          </table:table-cell>
          <table:table-cell office:value-type="float" office:value="0.018449" calcext:value-type="float">
            <text:p>0.018449</text:p>
          </table:table-cell>
          <table:table-cell office:value-type="float" office:value="0.233333" calcext:value-type="float">
            <text:p>0.233333</text:p>
          </table:table-cell>
          <table:table-cell office:value-type="float" office:value="14" calcext:value-type="float">
            <text:p>14</text:p>
          </table:table-cell>
          <table:table-cell office:value-type="float" office:value="0.315714" calcext:value-type="float">
            <text:p>0.315714</text:p>
          </table:table-cell>
          <table:table-cell office:value-type="float" office:value="0.024796" calcext:value-type="float">
            <text:p>0.0247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27" calcext:value-type="float">
            <text:p>0.27</text:p>
          </table:table-cell>
          <table:table-cell office:value-type="float" office:value="244" calcext:value-type="float">
            <text:p>244</text:p>
          </table:table-cell>
          <table:table-cell office:value-type="float" office:value="0.33" calcext:value-type="float">
            <text:p>0.33</text:p>
          </table:table-cell>
          <table:table-cell office:value-type="float" office:value="0.055355" calcext:value-type="float">
            <text:p>0.055355</text:p>
          </table:table-cell>
          <table:table-cell office:value-type="float" office:value="0.230909" calcext:value-type="float">
            <text:p>0.230909</text:p>
          </table:table-cell>
          <table:table-cell office:value-type="float" office:value="285" calcext:value-type="float">
            <text:p>285</text:p>
          </table:table-cell>
          <table:table-cell office:value-type="float" office:value="0.350909" calcext:value-type="float">
            <text:p>0.350909</text:p>
          </table:table-cell>
          <table:table-cell office:value-type="float" office:value="0.045524" calcext:value-type="float">
            <text:p>0.045524</text:p>
          </table:table-cell>
          <table:table-cell office:value-type="float" office:value="0.252727" calcext:value-type="float">
            <text:p>0.252727</text:p>
          </table:table-cell>
          <table:table-cell office:value-type="float" office:value="268" calcext:value-type="float">
            <text:p>268</text:p>
          </table:table-cell>
          <table:table-cell office:value-type="float" office:value="0.349091" calcext:value-type="float">
            <text:p>0.349091</text:p>
          </table:table-cell>
          <table:table-cell office:value-type="float" office:value="0.057791" calcext:value-type="float">
            <text:p>0.0577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27049" calcext:value-type="float">
            <text:p>0.27049</text:p>
          </table:table-cell>
          <table:table-cell office:value-type="float" office:value="9" calcext:value-type="float">
            <text:p>9</text:p>
          </table:table-cell>
          <table:table-cell office:value-type="float" office:value="0.302914" calcext:value-type="float">
            <text:p>0.302914</text:p>
          </table:table-cell>
          <table:table-cell office:value-type="float" office:value="0.009927" calcext:value-type="float">
            <text:p>0.009927</text:p>
          </table:table-cell>
          <table:table-cell office:value-type="float" office:value="0.263876" calcext:value-type="float">
            <text:p>0.263876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0.300879" calcext:value-type="float">
            <text:p>0.300879</text:p>
          </table:table-cell>
          <table:table-cell office:value-type="float" office:value="0.011865" calcext:value-type="float">
            <text:p>0.011865</text:p>
          </table:table-cell>
          <table:table-cell office:value-type="float" office:value="0.285523" calcext:value-type="float">
            <text:p>0.285523</text:p>
          </table:table-cell>
          <table:table-cell office:value-type="float" office:value="4" calcext:value-type="float">
            <text:p>4</text:p>
          </table:table-cell>
          <table:table-cell office:value-type="float" office:value="0.32692" calcext:value-type="float">
            <text:p>0.32692</text:p>
          </table:table-cell>
          <table:table-cell office:value-type="float" office:value="0.02166" calcext:value-type="float">
            <text:p>0.021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271171" calcext:value-type="float">
            <text:p>0.271171</text:p>
          </table:table-cell>
          <table:table-cell office:value-type="float" office:value="44" calcext:value-type="float">
            <text:p>44</text:p>
          </table:table-cell>
          <table:table-cell office:value-type="float" office:value="0.312162" calcext:value-type="float">
            <text:p>0.312162</text:p>
          </table:table-cell>
          <table:table-cell office:value-type="float" office:value="0.01872" calcext:value-type="float">
            <text:p>0.01872</text:p>
          </table:table-cell>
          <table:table-cell table:style-name="Default" office:value-type="float" office:value="0.25488" calcext:value-type="float">
            <text:p>0.25488</text:p>
          </table:table-cell>
          <table:table-cell office:value-type="float" office:value="100" calcext:value-type="float">
            <text:p>100</text:p>
          </table:table-cell>
          <table:table-cell office:value-type="float" office:value="0.30976" calcext:value-type="float">
            <text:p>0.30976</text:p>
          </table:table-cell>
          <table:table-cell office:value-type="float" office:value="0.025364" calcext:value-type="float">
            <text:p>0.025364</text:p>
          </table:table-cell>
          <table:table-cell table:style-name="ce1" office:value-type="float" office:value="0.246471" calcext:value-type="float">
            <text:p>0.246471</text:p>
          </table:table-cell>
          <table:table-cell table:style-name="ce1" office:value-type="float" office:value="92" calcext:value-type="float">
            <text:p>92</text:p>
          </table:table-cell>
          <table:table-cell office:value-type="float" office:value="0.322973" calcext:value-type="float">
            <text:p>0.322973</text:p>
          </table:table-cell>
          <table:table-cell office:value-type="float" office:value="0.035599" calcext:value-type="float">
            <text:p>0.035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279042" calcext:value-type="float">
            <text:p>0.279042</text:p>
          </table:table-cell>
          <table:table-cell office:value-type="float" office:value="241" calcext:value-type="float">
            <text:p>241</text:p>
          </table:table-cell>
          <table:table-cell office:value-type="float" office:value="0.288145" calcext:value-type="float">
            <text:p>0.288145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277504" calcext:value-type="float">
            <text:p>0.277504</text:p>
          </table:table-cell>
          <table:table-cell table:style-name="ce1" office:value-type="float" office:value="104" calcext:value-type="float">
            <text:p>104</text:p>
          </table:table-cell>
          <table:table-cell office:value-type="float" office:value="0.293407" calcext:value-type="float">
            <text:p>0.293407</text:p>
          </table:table-cell>
          <table:table-cell office:value-type="float" office:value="0.012552" calcext:value-type="float">
            <text:p>0.012552</text:p>
          </table:table-cell>
          <table:table-cell office:value-type="float" office:value="0.27751" calcext:value-type="float">
            <text:p>0.27751</text:p>
          </table:table-cell>
          <table:table-cell office:value-type="float" office:value="114" calcext:value-type="float">
            <text:p>114</text:p>
          </table:table-cell>
          <table:table-cell office:value-type="float" office:value="0.302556" calcext:value-type="float">
            <text:p>0.302556</text:p>
          </table:table-cell>
          <table:table-cell office:value-type="float" office:value="0.042516" calcext:value-type="float">
            <text:p>0.0425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284936" calcext:value-type="float">
            <text:p>0.284936</text:p>
          </table:table-cell>
          <table:table-cell office:value-type="float" office:value="30" calcext:value-type="float">
            <text:p>30</text:p>
          </table:table-cell>
          <table:table-cell office:value-type="float" office:value="0.304053" calcext:value-type="float">
            <text:p>0.304053</text:p>
          </table:table-cell>
          <table:table-cell office:value-type="float" office:value="0.008394" calcext:value-type="float">
            <text:p>0.008394</text:p>
          </table:table-cell>
          <table:table-cell office:value-type="float" office:value="0.264338" calcext:value-type="float">
            <text:p>0.264338</text:p>
          </table:table-cell>
          <table:table-cell office:value-type="float" office:value="296" calcext:value-type="float">
            <text:p>296</text:p>
          </table:table-cell>
          <table:table-cell office:value-type="float" office:value="0.286751" calcext:value-type="float">
            <text:p>0.286751</text:p>
          </table:table-cell>
          <table:table-cell office:value-type="float" office:value="0.01381" calcext:value-type="float">
            <text:p>0.01381</text:p>
          </table:table-cell>
          <table:table-cell table:style-name="ce1" office:value-type="float" office:value="0.274713" calcext:value-type="float">
            <text:p>0.274713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0.30912" calcext:value-type="float">
            <text:p>0.30912</text:p>
          </table:table-cell>
          <table:table-cell office:value-type="float" office:value="0.015237" calcext:value-type="float">
            <text:p>0.0152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309325" calcext:value-type="float">
            <text:p>0.309325</text:p>
          </table:table-cell>
          <table:table-cell office:value-type="float" office:value="177" calcext:value-type="float">
            <text:p>177</text:p>
          </table:table-cell>
          <table:table-cell office:value-type="float" office:value="0.326732" calcext:value-type="float">
            <text:p>0.326732</text:p>
          </table:table-cell>
          <table:table-cell office:value-type="float" office:value="0.016898" calcext:value-type="float">
            <text:p>0.016898</text:p>
          </table:table-cell>
          <table:table-cell office:value-type="float" office:value="0.297189" calcext:value-type="float">
            <text:p>0.297189</text:p>
          </table:table-cell>
          <table:table-cell office:value-type="float" office:value="219" calcext:value-type="float">
            <text:p>219</text:p>
          </table:table-cell>
          <table:table-cell office:value-type="float" office:value="0.337972" calcext:value-type="float">
            <text:p>0.337972</text:p>
          </table:table-cell>
          <table:table-cell office:value-type="float" office:value="0.021089" calcext:value-type="float">
            <text:p>0.021089</text:p>
          </table:table-cell>
          <table:table-cell office:value-type="float" office:value="0.308396" calcext:value-type="float">
            <text:p>0.308396</text:p>
          </table:table-cell>
          <table:table-cell office:value-type="float" office:value="282" calcext:value-type="float">
            <text:p>282</text:p>
          </table:table-cell>
          <table:table-cell office:value-type="float" office:value="0.361439" calcext:value-type="float">
            <text:p>0.361439</text:p>
          </table:table-cell>
          <table:table-cell office:value-type="float" office:value="0.040366" calcext:value-type="float">
            <text:p>0.0403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ofb</text:p>
          </table:table-cell>
          <table:table-cell office:value-type="float" office:value="0.309592" calcext:value-type="float">
            <text:p>0.309592</text:p>
          </table:table-cell>
          <table:table-cell office:value-type="float" office:value="116" calcext:value-type="float">
            <text:p>116</text:p>
          </table:table-cell>
          <table:table-cell office:value-type="float" office:value="0.325966" calcext:value-type="float">
            <text:p>0.325966</text:p>
          </table:table-cell>
          <table:table-cell office:value-type="float" office:value="0.006359" calcext:value-type="float">
            <text:p>0.006359</text:p>
          </table:table-cell>
          <table:table-cell office:value-type="float" office:value="0.306585" calcext:value-type="float">
            <text:p>0.306585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0.333385" calcext:value-type="float">
            <text:p>0.333385</text:p>
          </table:table-cell>
          <table:table-cell office:value-type="float" office:value="0.009614" calcext:value-type="float">
            <text:p>0.009614</text:p>
          </table:table-cell>
          <table:table-cell office:value-type="float" office:value="0.315496" calcext:value-type="float">
            <text:p>0.315496</text:p>
          </table:table-cell>
          <table:table-cell office:value-type="float" office:value="296" calcext:value-type="float">
            <text:p>296</text:p>
          </table:table-cell>
          <table:table-cell office:value-type="float" office:value="0.360119" calcext:value-type="float">
            <text:p>0.360119</text:p>
          </table:table-cell>
          <table:table-cell office:value-type="float" office:value="0.065636" calcext:value-type="float">
            <text:p>0.0656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309649" calcext:value-type="float">
            <text:p>0.309649</text:p>
          </table:table-cell>
          <table:table-cell office:value-type="float" office:value="73" calcext:value-type="float">
            <text:p>73</text:p>
          </table:table-cell>
          <table:table-cell office:value-type="float" office:value="0.316667" calcext:value-type="float">
            <text:p>0.316667</text:p>
          </table:table-cell>
          <table:table-cell office:value-type="float" office:value="0.016043" calcext:value-type="float">
            <text:p>0.016043</text:p>
          </table:table-cell>
          <table:table-cell table:style-name="Default" office:value-type="float" office:value="0.300877" calcext:value-type="float">
            <text:p>0.300877</text:p>
          </table:table-cell>
          <table:table-cell office:value-type="float" office:value="290" calcext:value-type="float">
            <text:p>290</text:p>
          </table:table-cell>
          <table:table-cell office:value-type="float" office:value="0.316667" calcext:value-type="float">
            <text:p>0.316667</text:p>
          </table:table-cell>
          <table:table-cell office:value-type="float" office:value="0.016615" calcext:value-type="float">
            <text:p>0.016615</text:p>
          </table:table-cell>
          <table:table-cell office:value-type="float" office:value="0.307018" calcext:value-type="float">
            <text:p>0.307018</text:p>
          </table:table-cell>
          <table:table-cell office:value-type="float" office:value="98" calcext:value-type="float">
            <text:p>98</text:p>
          </table:table-cell>
          <table:table-cell office:value-type="float" office:value="0.334211" calcext:value-type="float">
            <text:p>0.334211</text:p>
          </table:table-cell>
          <table:table-cell office:value-type="float" office:value="0.038901" calcext:value-type="float">
            <text:p>0.0389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315455" calcext:value-type="float">
            <text:p>0.315455</text:p>
          </table:table-cell>
          <table:table-cell office:value-type="float" office:value="3" calcext:value-type="float">
            <text:p>3</text:p>
          </table:table-cell>
          <table:table-cell office:value-type="float" office:value="0.376364" calcext:value-type="float">
            <text:p>0.376364</text:p>
          </table:table-cell>
          <table:table-cell office:value-type="float" office:value="0.025574" calcext:value-type="float">
            <text:p>0.025574</text:p>
          </table:table-cell>
          <table:table-cell office:value-type="float" office:value="0.286364" calcext:value-type="float">
            <text:p>0.286364</text:p>
          </table:table-cell>
          <table:table-cell table:style-name="ce1" office:value-type="float" office:value="135" calcext:value-type="float">
            <text:p>135</text:p>
          </table:table-cell>
          <table:table-cell office:value-type="float" office:value="0.367273" calcext:value-type="float">
            <text:p>0.367273</text:p>
          </table:table-cell>
          <table:table-cell office:value-type="float" office:value="0.04741" calcext:value-type="float">
            <text:p>0.04741</text:p>
          </table:table-cell>
          <table:table-cell office:value-type="float" office:value="0.297273" calcext:value-type="float">
            <text:p>0.297273</text:p>
          </table:table-cell>
          <table:table-cell office:value-type="float" office:value="252" calcext:value-type="float">
            <text:p>252</text:p>
          </table:table-cell>
          <table:table-cell office:value-type="float" office:value="0.396364" calcext:value-type="float">
            <text:p>0.396364</text:p>
          </table:table-cell>
          <table:table-cell office:value-type="float" office:value="0.05231" calcext:value-type="float">
            <text:p>0.052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325556" calcext:value-type="float">
            <text:p>0.325556</text:p>
          </table:table-cell>
          <table:table-cell office:value-type="float" office:value="207" calcext:value-type="float">
            <text:p>207</text:p>
          </table:table-cell>
          <table:table-cell office:value-type="float" office:value="0.365556" calcext:value-type="float">
            <text:p>0.365556</text:p>
          </table:table-cell>
          <table:table-cell office:value-type="float" office:value="0.028311" calcext:value-type="float">
            <text:p>0.028311</text:p>
          </table:table-cell>
          <table:table-cell office:value-type="float" office:value="0.304444" calcext:value-type="float">
            <text:p>0.304444</text:p>
          </table:table-cell>
          <table:table-cell table:style-name="ce1" office:value-type="float" office:value="197" calcext:value-type="float">
            <text:p>197</text:p>
          </table:table-cell>
          <table:table-cell office:value-type="float" office:value="0.365556" calcext:value-type="float">
            <text:p>0.365556</text:p>
          </table:table-cell>
          <table:table-cell office:value-type="float" office:value="0.031871" calcext:value-type="float">
            <text:p>0.031871</text:p>
          </table:table-cell>
          <table:table-cell office:value-type="float" office:value="0.314444" calcext:value-type="float">
            <text:p>0.314444</text:p>
          </table:table-cell>
          <table:table-cell office:value-type="float" office:value="215" calcext:value-type="float">
            <text:p>215</text:p>
          </table:table-cell>
          <table:table-cell office:value-type="float" office:value="0.415556" calcext:value-type="float">
            <text:p>0.415556</text:p>
          </table:table-cell>
          <table:table-cell office:value-type="float" office:value="0.043831" calcext:value-type="float">
            <text:p>0.0438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334107" calcext:value-type="float">
            <text:p>0.334107</text:p>
          </table:table-cell>
          <table:table-cell office:value-type="float" office:value="79" calcext:value-type="float">
            <text:p>79</text:p>
          </table:table-cell>
          <table:table-cell office:value-type="float" office:value="0.341948" calcext:value-type="float">
            <text:p>0.341948</text:p>
          </table:table-cell>
          <table:table-cell office:value-type="float" office:value="0.005681" calcext:value-type="float">
            <text:p>0.005681</text:p>
          </table:table-cell>
          <table:table-cell table:style-name="Default" office:value-type="float" office:value="0.3296" calcext:value-type="float">
            <text:p>0.3296</text:p>
          </table:table-cell>
          <table:table-cell office:value-type="float" office:value="259" calcext:value-type="float">
            <text:p>259</text:p>
          </table:table-cell>
          <table:table-cell office:value-type="float" office:value="0.347591" calcext:value-type="float">
            <text:p>0.347591</text:p>
          </table:table-cell>
          <table:table-cell office:value-type="float" office:value="0.01438" calcext:value-type="float">
            <text:p>0.01438</text:p>
          </table:table-cell>
          <table:table-cell table:style-name="ce1" office:value-type="float" office:value="0.317291" calcext:value-type="float">
            <text:p>0.317291</text:p>
          </table:table-cell>
          <table:table-cell office:value-type="float" office:value="259" calcext:value-type="float">
            <text:p>259</text:p>
          </table:table-cell>
          <table:table-cell office:value-type="float" office:value="0.35422" calcext:value-type="float">
            <text:p>0.35422</text:p>
          </table:table-cell>
          <table:table-cell office:value-type="float" office:value="0.057077" calcext:value-type="float">
            <text:p>0.0570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349482" calcext:value-type="float">
            <text:p>0.349482</text:p>
          </table:table-cell>
          <table:table-cell office:value-type="float" office:value="18" calcext:value-type="float">
            <text:p>18</text:p>
          </table:table-cell>
          <table:table-cell office:value-type="float" office:value="0.358992" calcext:value-type="float">
            <text:p>0.358992</text:p>
          </table:table-cell>
          <table:table-cell office:value-type="float" office:value="0.005519" calcext:value-type="float">
            <text:p>0.005519</text:p>
          </table:table-cell>
          <table:table-cell office:value-type="float" office:value="0.340056" calcext:value-type="float">
            <text:p>0.340056</text:p>
          </table:table-cell>
          <table:table-cell office:value-type="float" office:value="61" calcext:value-type="float">
            <text:p>61</text:p>
          </table:table-cell>
          <table:table-cell office:value-type="float" office:value="0.355378" calcext:value-type="float">
            <text:p>0.355378</text:p>
          </table:table-cell>
          <table:table-cell office:value-type="float" office:value="0.007378" calcext:value-type="float">
            <text:p>0.007378</text:p>
          </table:table-cell>
          <table:table-cell table:style-name="ce1" office:value-type="float" office:value="0.342451" calcext:value-type="float">
            <text:p>0.342451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0.376737" calcext:value-type="float">
            <text:p>0.376737</text:p>
          </table:table-cell>
          <table:table-cell office:value-type="float" office:value="0.080445" calcext:value-type="float">
            <text:p>0.0804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463718" calcext:value-type="float">
            <text:p>0.463718</text:p>
          </table:table-cell>
          <table:table-cell office:value-type="float" office:value="69" calcext:value-type="float">
            <text:p>69</text:p>
          </table:table-cell>
          <table:table-cell office:value-type="float" office:value="0.473642" calcext:value-type="float">
            <text:p>0.473642</text:p>
          </table:table-cell>
          <table:table-cell office:value-type="float" office:value="0.008382" calcext:value-type="float">
            <text:p>0.008382</text:p>
          </table:table-cell>
          <table:table-cell office:value-type="float" office:value="0.439798" calcext:value-type="float">
            <text:p>0.439798</text:p>
          </table:table-cell>
          <table:table-cell office:value-type="float" office:value="275" calcext:value-type="float">
            <text:p>275</text:p>
          </table:table-cell>
          <table:table-cell office:value-type="float" office:value="0.476927" calcext:value-type="float">
            <text:p>0.476927</text:p>
          </table:table-cell>
          <table:table-cell office:value-type="float" office:value="0.012783" calcext:value-type="float">
            <text:p>0.012783</text:p>
          </table:table-cell>
          <table:table-cell office:value-type="float" office:value="0.462072" calcext:value-type="float">
            <text:p>0.462072</text:p>
          </table:table-cell>
          <table:table-cell office:value-type="float" office:value="280" calcext:value-type="float">
            <text:p>280</text:p>
          </table:table-cell>
          <table:table-cell office:value-type="float" office:value="0.491783" calcext:value-type="float">
            <text:p>0.491783</text:p>
          </table:table-cell>
          <table:table-cell office:value-type="float" office:value="0.01217" calcext:value-type="float">
            <text:p>0.01217</text:p>
          </table:table-cell>
          <table:table-cell table:number-columns-repeated="1011"/>
        </table:table-row>
      </table:table>
      <table:named-expressions/>
      <table:database-ranges>
        <table:database-range table:name="__Anonymous_Sheet_DB__0" table:target-range-address="Out_48.A1:Out_48.M4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2T15:39:26.782436781</dc:date>
    <meta:editing-duration>PT30M3S</meta:editing-duration>
    <meta:editing-cycles>1</meta:editing-cycles>
    <meta:document-statistic meta:table-count="1" meta:cell-count="585" meta:object-count="0"/>
    <meta:generator>LibreOffice/7.3.7.2$Linux_X86_64 LibreOffice_project/30$Build-2</meta:generator>
  </office:meta>
</office:document-meta>
</file>